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style: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658df0" officeooo:paragraph-rsid="00658df0"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rsid="00658df0" officeooo:paragraph-rsid="0055287e"/>
    </style:style>
    <style:style style:name="P6"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P7" style:family="paragraph" style:parent-style-name="Standard">
      <style:paragraph-properties fo:margin-top="0in" fo:margin-bottom="0in" style:contextual-spacing="false" fo:text-align="justify" style:justify-single-word="false"/>
      <style:text-properties officeooo:paragraph-rsid="0055287e"/>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style:style style:name="T16" style:family="text">
      <style:text-properties officeooo:rsid="00625319"/>
    </style:style>
    <style:style style:name="T17" style:family="text">
      <style:text-properties style:font-name="Georgia" officeooo:rsid="0055287e"/>
    </style:style>
    <style:style style:name="T18" style:family="text">
      <style:text-properties style:font-name="Georgia" officeooo:rsid="0063ad18"/>
    </style:style>
    <style:style style:name="T19" style:family="text">
      <style:text-properties style:font-name="Georgia" officeooo:rsid="00655c17"/>
    </style:style>
    <style:style style:name="T20" style:family="text">
      <style:text-properties style:font-name="Georgia" officeooo:rsid="00658df0"/>
    </style:style>
    <style:style style:name="T21" style:family="text">
      <style:text-properties fo:color="#00000a" loext:opacity="100%" style:font-name="Georgia" fo:font-size="11pt" fo:language="en" fo:country="US" officeooo:rsid="0063ad18" style:font-name-asian="SimSun" style:font-size-asian="11pt" style:language-asian="en" style:country-asian="US" style:font-name-complex="Calibri1" style:font-size-complex="11pt" style:language-complex="ar" style:country-complex="SA"/>
    </style:style>
    <style:style style:name="T22" style:family="text">
      <style:text-properties officeooo:rsid="0066cfd2"/>
    </style:style>
    <style:style style:name="T23" style:family="text">
      <style:text-properties officeooo:rsid="00686e89"/>
    </style:style>
    <style:style style:name="T24" style:family="text">
      <style:text-properties officeooo:rsid="006a6852"/>
    </style:style>
    <style:style style:name="T25" style:family="text">
      <style:text-properties officeooo:rsid="006c27f3"/>
    </style:style>
    <style:style style:name="T26" style:family="text">
      <style:text-properties officeooo:rsid="006cd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text:p text:style-name="P2"><text:s text:c="5"/><text:span text:style-name="T16">It’s not you it’s me. You use that line, yes that line to her. Amy seems to understand and grasp the concept of being blown off. The sex was good while it lasted but well you need something more in life and in a relationship than just a good fuck.</text:span></text:p>
      <text:p text:style-name="P7"><text:span text:style-name="T17"><text:s text:c="5"/></text:span><text:span text:style-name="T18">Amy hangs up the phone, you </text:span><text:span text:style-name="T21">can</text:span><text:span text:style-name="T18"> hear tears in her eyes as she does so. You didn’t want to let the poor gal down like that, but well it had to be done. She just wasn’t doing it for you anymore.</text:span></text:p>
      <text:p text:style-name="P7"><text:span text:style-name="T18"><text:s text:c="5"/>There’s a problem. Small town, gossip travels fast. Before long everyone would know you left her out to dry. That wouldn’t be a good thing to let happen. You </text:span><text:soft-page-break/><text:span text:style-name="T18">try to think up a story or two to get out of it, but well you can’t think of anything. What’s done is done and it will have to do.</text:span></text:p>
      <text:p text:style-name="P7"><text:span text:style-name="T18"><text:s text:c="5"/></text:span><text:span text:style-name="T19">There’s something wrong with you. You can’t seem to hang onto a relationship for more than a few dates. You’re always looking for something better to come around the corner.</text:span></text:p>
      <text:p text:style-name="P7"><text:span text:style-name="T19"><text:s text:c="5"/></text:span><text:span text:style-name="T20">That something just happened to hit you with her motorcycle.</text:span></text:p>
      <text:p text:style-name="P5"/>
      <text:p text:style-name="P4">The Girl</text:p>
      <text:p text:style-name="P6"><text:s text:c="5"/>Her name is Melissa <text:span text:style-name="T22">and she is a goddess. Well at least you think she is. She’s a ray of sunshine on a cloudy day.</text:span></text:p>
      <text:p text:style-name="P6"><text:s text:c="5"/><text:span text:style-name="T23">She’s tough as nails and shows it, and that’s not just the leather talking. Melissa won’t take no for an answer and you find this out quickly.</text:span></text:p>
      <text:p text:style-name="P6"><text:s text:c="5"/><text:span text:style-name="T24">After the accident she gave you her phone number in case you needed to get insurance information etc. Well you decide to call her just to have a chat.</text:span></text:p>
      <text:p text:style-name="P6"><text:s text:c="5"/><text:span text:style-name="T24">Three hours later </text:span><text:span text:style-name="T25">you realize it’s more than a chat and you’re falling for this woman. Oh how easily you fall for women, it’s a curse honestly.</text:span></text:p>
      <text:p text:style-name="P6"><text:s text:c="5"/><text:span text:style-name="T26">You decide to meet the next morning for coffe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09:10:20.508000000</dc:date>
    <meta:editing-cycles>92</meta:editing-cycles>
    <meta:editing-duration>PT2H26M2S</meta:editing-duration>
    <meta:generator>LibreOffice/7.4.0.3$Windows_X86_64 LibreOffice_project/f85e47c08ddd19c015c0114a68350214f7066f5a</meta:generator>
    <meta:document-statistic meta:table-count="0" meta:image-count="0" meta:object-count="0" meta:page-count="3" meta:paragraph-count="30" meta:word-count="793" meta:character-count="4224" meta:non-whitespace-character-count="3326"/>
    <meta:template xlink:type="simple" xlink:actuate="onRequest" xlink:title="Normal.dotm" xlink:href=""/>
  </office:meta>
</office:document-meta>
</file>